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E8000002EA931B00FD4993AE01.png" manifest:media-type="image/png"/>
  <manifest:file-entry manifest:full-path="Pictures/10000201000005DC00000147BCD6574590358868.png" manifest:media-type="image/png"/>
  <manifest:file-entry manifest:full-path="Pictures/10000201000005DC000001474B25FF9F3A190198.png" manifest:media-type="image/png"/>
  <manifest:file-entry manifest:full-path="Pictures/10000201000004B0000001F2DBD6113CA275F38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" svg:font-family="'Microsoft YaHe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230ac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draw:fill="solid" draw:fill-color="#ffffff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bottom" draw:auto-grow-height="false" fo:min-height="0.592cm" fo:min-width="17.272cm" fo:padding-top="0.127cm" fo:padding-bottom="0.127cm" fo:padding-left="0.254cm" fo:padding-right="0.254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bottom" draw:auto-grow-height="false" fo:min-height="2.361cm" fo:min-width="17.272cm" fo:padding-top="0.127cm" fo:padding-bottom="0.127cm" fo:padding-left="0.254cm" fo:padding-right="0.254cm" fo:wrap-option="wrap" draw:shadow-color="#808080"/>
    </style:style>
    <style:style style:name="gr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.461cm" fo:min-width="17.272cm" fo:padding-top="0.127cm" fo:padding-bottom="0.127cm" fo:padding-left="0.254cm" fo:padding-right="0.254cm" fo:wrap-option="wrap" draw:shadow-color="#808080"/>
    </style:style>
    <style:style style:name="gr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.461cm" fo:min-width="17.272cm" fo:padding-top="0.127cm" fo:padding-bottom="0.127cm" fo:padding-left="0.254cm" fo:padding-right="0.254cm" fo:wrap-option="wrap" draw:shadow-color="#808080"/>
    </style:style>
    <style:style style:name="gr5" style:family="graphic">
      <style:graphic-properties style:protect="size"/>
    </style:style>
    <style:style style:name="gr6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38cm" fo:min-width="22.36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middle" draw:auto-grow-height="false" fo:min-height="0.754cm" fo:min-width="12.433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472cm" fo:min-width="22.726cm" fo:padding-top="0.125cm" fo:padding-bottom="0.125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2cm" fo:min-width="1.784cm" fo:padding-top="0.125cm" fo:padding-bottom="0.125cm" fo:padding-left="0.25cm" fo:padding-right="0.25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38cm" fo:min-width="22.36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2.433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472cm" fo:min-width="22.726cm" fo:padding-top="0.125cm" fo:padding-bottom="0.125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2cm" fo:min-width="1.533cm" fo:padding-top="0.125cm" fo:padding-bottom="0.125cm" fo:padding-left="0.25cm" fo:padding-right="0.25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justify" draw:textarea-vertical-align="middle" draw:auto-grow-height="false" fo:min-height="2.038cm" fo:min-width="22.36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0.754cm" fo:min-width="12.433cm" fo:padding-top="0.13cm" fo:padding-bottom="0.13cm" fo:padding-left="0.25cm" fo:padding-right="0.25cm" fo:wrap-option="wrap" draw:shadow-color="#808080"/>
    </style:style>
    <style:style style:name="gr16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3.472cm" fo:min-width="22.726cm" fo:padding-top="0.125cm" fo:padding-bottom="0.125cm" fo:padding-left="0.25cm" fo:padding-right="0.25cm" fo:wrap-option="wrap" draw:shadow-color="#808080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92cm" fo:min-width="1.533cm" fo:padding-top="0.125cm" fo:padding-bottom="0.125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047cm" fo:min-width="22.352cm" fo:padding-top="0.127cm" fo:padding-bottom="0.127cm" fo:padding-left="0.254cm" fo:padding-right="0.254cm" fo:wrap-option="wrap" draw:shadow-color="#808080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0.586cm" fo:min-width="17.28cm" fo:padding-top="0.13cm" fo:padding-bottom="0.13cm" fo:padding-left="0.25cm" fo:padding-right="0.25cm" fo:wrap-option="wrap" draw:shadow-color="#808080"/>
    </style:style>
    <style:style style:name="pr1" style:family="presentation" style:parent-style-name="Title3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2" style:family="presentation" style:parent-style-name="Title10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r3" style:family="presentation" style:parent-style-name="Title6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margin-top="0.105cm" fo:margin-bottom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fo:margin-left="0cm" fo:margin-right="0cm" fo:margin-top="0.105cm" fo:margin-bottom="0cm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text-align="center" fo:text-indent="0cm" style:punctuation-wrap="hanging" style:line-break="strict"/>
    </style:style>
    <style:style style:name="P4" style:family="paragraph">
      <loext:graphic-properties draw:fill="none" draw:fill-color="#ffffff"/>
      <style:paragraph-properties fo:margin-left="0cm" fo:margin-right="0cm" fo:text-align="center" fo:text-indent="0cm" style:punctuation-wrap="hanging" style:line-break="strict" style:writing-mode="lr-tb" style:font-independent-line-spacing="true"/>
    </style:style>
    <style:style style:name="P5" style:family="paragraph">
      <style:paragraph-properties fo:margin-left="0cm" fo:margin-right="0cm" fo:margin-top="0.132cm" fo:margin-bottom="0cm" fo:line-height="90%" fo:text-align="center" fo:text-indent="0cm" style:punctuation-wrap="hanging" style:line-break="strict"/>
    </style:style>
    <style:style style:name="P6" style:family="paragraph">
      <loext:graphic-properties draw:fill="none" draw:fill-color="#ffffff"/>
      <style:paragraph-properties fo:margin-left="0cm" fo:margin-right="0cm" fo:margin-top="0.132cm" fo:margin-bottom="0cm" fo:line-height="90%" fo:text-align="center" fo:text-indent="0cm" style:punctuation-wrap="hanging" style:line-break="strict" style:writing-mode="lr-tb" style:font-independent-line-spacing="true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text-indent="0cm" style:punctuation-wrap="hanging" style:line-break="strict"/>
    </style:style>
    <style:style style:name="P9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0" style:family="paragraph">
      <style:paragraph-properties fo:margin-left="0cm" fo:margin-right="0cm" fo:text-align="end" fo:text-indent="0cm" style:punctuation-wrap="hanging" style:line-break="strict"/>
    </style:style>
    <style:style style:name="P11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2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3" style:family="paragraph">
      <loext:graphic-properties draw:fill="none" draw:fill-color="#ffffff"/>
      <style:paragraph-properties fo:margin-left="0cm" fo:margin-right="0cm" fo:margin-top="0.211cm" fo:margin-bottom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12pt" fo:language="ru" fo:country="RU" style:font-size-asian="12pt" style:language-asian="ru" style:country-asian="RU" style:font-size-complex="12pt" style:language-complex="ru" style:country-complex="RU"/>
    </style:style>
    <style:style style:name="T2" style:family="text">
      <style:text-properties fo:color="#ffffff" fo:font-size="12pt" fo:language="en" fo:country="US" style:font-size-asian="12pt" style:language-asian="en" style:country-asian="US" style:font-size-complex="12pt" style:language-complex="en" style:country-complex="US"/>
    </style:style>
    <style:style style:name="T3" style:family="text">
      <style:text-properties fo:color="#ffffff" fo:font-size="32pt" fo:language="ru" fo:country="RU" style:font-size-asian="32pt" style:language-asian="ru" style:country-asian="RU" style:font-size-complex="32pt" style:language-complex="ru" style:country-complex="RU"/>
    </style:style>
    <style:style style:name="T4" style:family="text">
      <style:text-properties fo:color="#ffffff" fo:font-size="19pt" fo:language="ru" fo:country="RU" style:font-size-asian="19pt" style:language-asian="ru" style:country-asian="RU" style:font-size-complex="19pt" style:language-complex="ru" style:country-complex="RU"/>
    </style:style>
    <style:style style:name="T5" style:family="text">
      <style:text-properties fo:font-size="32pt" fo:language="ru" fo:country="RU" fo:font-weight="bold" style:font-size-asian="32pt" style:language-asian="ru" style:country-asian="RU" style:font-weight-asian="bold" style:font-size-complex="32pt" style:language-complex="ru" style:country-complex="RU" style:font-weight-complex="bold"/>
    </style:style>
    <style:style style:name="T6" style:family="text">
      <style:text-properties fo:color="#ffffff" fo:font-size="14pt" fo:language="ru" fo:country="RU" style:font-size-asian="14pt" style:language-asian="ru" style:country-asian="RU" style:font-size-complex="14pt" style:language-complex="ru" style:country-complex="RU"/>
    </style:style>
    <style:style style:name="T7" style:family="text">
      <style:text-properties fo:color="#0230ac" fo:font-size="24pt" fo:language="ru" fo:country="RU" style:font-size-asian="24pt" style:language-asian="ru" style:country-asian="RU" style:font-size-complex="24pt" style:language-complex="ru" style:country-complex="RU"/>
    </style:style>
    <style:style style:name="T8" style:family="text">
      <style:text-properties fo:color="#ffffff" fo:font-size="32pt" fo:language="ru" fo:country="RU" fo:font-weight="bold" style:font-size-asian="32pt" style:language-asian="ru" style:country-asian="RU" style:font-weight-asian="bold" style:font-size-complex="32pt" style:language-complex="ru" style:country-complex="RU" style:font-weight-complex="bold"/>
    </style:style>
    <style:style style:name="T9" style:family="text">
      <style:text-properties fo:color="#ffffff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230ac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">
        <style:list-level-properties text:space-before="0.022cm" text:min-label-width="1.512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3" presentation:presentation-page-layout-name="AL1T0" presentation:use-date-time-name="dtd1">
        <draw:custom-shape draw:style-name="gr1" draw:text-style-name="P2" draw:layer="layout" svg:width="17.78cm" svg:height="0.846cm" svg:x="3.81cm" svg:y="17.035cm">
          <text:list text:style-name="L1">
            <text:list-header>
              <text:p text:style-name="P1"><text:span text:style-name="T1">Санкт-Петербург</text:span><text:span text:style-name="T2">, 2018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17.78cm" svg:height="2.615cm" svg:x="4.066cm" svg:y="10.416cm">
          <text:list text:style-name="L2">
            <text:list-header>
              <text:p text:style-name="P3"><text:span text:style-name="T3">Сертификация информационного и программного обеспеч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" draw:text-style-name="P6" draw:layer="layout" svg:width="17.78cm" svg:height="1.715cm" svg:x="3.81cm" svg:y="13.472cm">
          <text:list text:style-name="L1">
            <text:list-header>
              <text:p text:style-name="P5"><text:span text:style-name="T4">Студент: Иван Чебыкин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" draw:text-style-name="P6" draw:layer="layout" svg:width="17.78cm" svg:height="1.715cm" svg:x="3.81cm" svg:y="15.24cm">
          <text:list text:style-name="L2">
            <text:list-header>
              <text:p text:style-name="P5"><text:span text:style-name="T4">Преподаватель: Муравьёва-Витковская Л.А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1" presentation:class="page"/>
          <draw:frame presentation:style-name="pr1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2" draw:style-name="dp3" draw:master-page-name="Title10" presentation:use-date-time-name="dtd1">
        <draw:custom-shape draw:style-name="gr6" draw:text-style-name="P9" draw:layer="layout" svg:width="22.86cm" svg:height="2.298cm" svg:x="1.27cm" svg:y="3.435cm">
          <text:list text:style-name="L3">
            <text:list-header>
              <text:p text:style-name="P8"><text:span text:style-name="T5">Задачи сертификации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11" draw:layer="layout" svg:width="12.933cm" svg:height="1.014cm" svg:x="10.941cm" svg:y="0.688cm">
          <text:list text:style-name="L2">
            <text:list-header>
              <text:p text:style-name="P10"><text:span text:style-name="T6">Сертификация информационного и программного обеспеч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13" draw:layer="layout" svg:width="23.226cm" svg:height="3.722cm" svg:x="1.014cm" svg:y="6.182cm">
          <text:list text:style-name="L4">
            <text:list-item>
              <text:p text:style-name="P12"><text:span text:style-name="T7">Контроль за качеством программного обеспечения</text:span></text:p>
            </text:list-item>
            <text:list-item>
              <text:p text:style-name="P12"><text:span text:style-name="T7">Независимая оценка эффективности реализации механизмов защиты информации</text:span></text:p>
            </text:list-item>
            <text:list-item>
              <text:p text:style-name="P12"><text:span text:style-name="T7">Проверка соответствия программного обеспечения заданных требованиям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11" draw:layer="layout" svg:width="2.284cm" svg:height="0.842cm" svg:x="23.116cm" svg:y="0.763cm">
          <text:list text:style-name="L1">
            <text:list-header>
              <text:p text:style-name="P10"><text:span text:style-name="T6">10/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2" presentation:class="page"/>
          <draw:frame presentation:style-name="pr2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3" draw:style-name="dp3" draw:master-page-name="Title10" presentation:use-date-time-name="dtd1">
        <draw:custom-shape draw:style-name="gr10" draw:text-style-name="P9" draw:layer="layout" svg:width="22.86cm" svg:height="2.298cm" svg:x="1.27cm" svg:y="3.435cm">
          <text:list text:style-name="L3">
            <text:list-header>
              <text:p text:style-name="P8"><text:span text:style-name="T5">Законодательные акты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11" draw:layer="layout" svg:width="12.933cm" svg:height="1.014cm" svg:x="10.941cm" svg:y="0.688cm">
          <text:list text:style-name="L1">
            <text:list-header>
              <text:p text:style-name="P10"><text:span text:style-name="T6">Сертификация информационного и программного обеспеч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13" draw:layer="layout" svg:width="23.226cm" svg:height="3.722cm" svg:x="1.014cm" svg:y="6.094cm">
          <text:list text:style-name="L4">
            <text:list-item>
              <text:p text:style-name="P12"><text:span text:style-name="T7">Закон “О техническом регулировании”</text:span></text:p>
            </text:list-item>
            <text:list-item>
              <text:p text:style-name="P12"><text:span text:style-name="T7">Система стандартов ГОСТ Р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1" draw:layer="layout" svg:width="2.033cm" svg:height="0.842cm" svg:x="23.367cm" svg:y="0.763cm">
          <text:list text:style-name="L1">
            <text:list-header>
              <text:p text:style-name="P10"><text:span text:style-name="T6">11/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3" presentation:class="page"/>
          <draw:frame presentation:style-name="pr2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4" draw:style-name="dp3" draw:master-page-name="Title10" presentation:use-date-time-name="dtd1">
        <draw:custom-shape draw:style-name="gr14" draw:text-style-name="P9" draw:layer="layout" svg:width="22.86cm" svg:height="2.298cm" svg:x="1.27cm" svg:y="3.435cm">
          <text:list text:style-name="L3">
            <text:list-header>
              <text:p text:style-name="P8"><text:span text:style-name="T5">Закон “О техническом регулировании”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5" draw:text-style-name="P11" draw:layer="layout" svg:width="12.933cm" svg:height="1.014cm" svg:x="10.941cm" svg:y="0.688cm">
          <text:list text:style-name="L1">
            <text:list-header>
              <text:p text:style-name="P10"><text:span text:style-name="T6">Сертификация информационного и программного обеспечения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3" draw:layer="layout" svg:width="23.226cm" svg:height="3.722cm" svg:x="1.014cm" svg:y="6.094cm">
          <text:list text:style-name="L4">
            <text:list-item>
              <text:p text:style-name="P12"><text:span text:style-name="T7">Устанавливает порядок проведения сертификации</text:span></text:p>
            </text:list-item>
            <text:list-item>
              <text:p text:style-name="P12"><text:span text:style-name="T7">Определяет виды сертификации, такие как добровольная и обязательная</text:span></text:p>
            </text:list-item>
            <text:list-item>
              <text:p text:style-name="P12"><text:span text:style-name="T7">Задает список объектов, подлежащих стандартизации</text:span></text:p>
            </text:list-item>
            <text:list-item>
              <text:p text:style-name="P12"><text:span text:style-name="T7"/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11" draw:layer="layout" svg:width="2.033cm" svg:height="0.842cm" svg:x="23.367cm" svg:y="0.763cm">
          <text:list text:style-name="L1">
            <text:list-header>
              <text:p text:style-name="P10"><text:span text:style-name="T6">11/11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4" presentation:class="page"/>
          <draw:frame presentation:style-name="pr2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Title6" presentation:use-date-time-name="dtd1">
        <draw:custom-shape draw:style-name="gr18" draw:text-style-name="P4" draw:layer="layout" svg:width="22.86cm" svg:height="2.301cm" svg:x="1.27cm" svg:y="7.444cm">
          <text:list text:style-name="L1">
            <text:list-header>
              <text:p text:style-name="P3"><text:span text:style-name="T8">Спасибо за внимание</text:span><text:span text:style-name="T9">!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" draw:layer="layout" svg:width="17.78cm" svg:height="0.846cm" svg:x="3.81cm" svg:y="17.035cm">
          <text:list text:style-name="L1">
            <text:list-header>
              <text:p text:style-name="P1"><text:span text:style-name="T1">Санкт-Петербург</text:span><text:span text:style-name="T2">, 2017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5" draw:layer="layout" svg:width="12.7cm" svg:height="9.525cm" svg:x="3.175cm" svg:y="1.905cm" draw:page-number="5" presentation:class="page"/>
          <draw:frame presentation:style-name="pr3" draw:text-style-name="P7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" svg:font-family="'Microsoft YaHei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8pt" fo:font-style="normal" fo:text-shadow="none" style:text-underline-style="none" fo:font-weight="normal" style:font-name-asian="Microsoft YaHei" style:font-family-asian="'Microsoft YaHei'" style:font-pitch-asian="variable" style:font-size-asian="18pt" style:font-style-asian="normal" style:font-weight-asian="normal" style:font-name-complex="Microsoft YaHei" style:font-family-complex="'Microsoft YaHei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6pt" fo:font-style="normal" fo:text-shadow="none" style:text-underline-style="none" fo:font-weight="bold" fo:background-color="transparent" style:font-name-asian="Microsoft YaHei" style:font-family-asian="'Microsoft YaHei'" style:font-pitch-asian="variable" style:font-size-asian="36pt" style:font-style-asian="normal" style:font-weight-asian="bold" style:font-name-complex="Microsoft YaHei" style:font-family-complex="'Microsoft Ya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2pt" style:font-style-asian="normal" style:font-weight-asian="bold" style:font-name-complex="Microsoft YaHei" style:font-family-complex="'Microsoft Ya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0230ac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6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6pt" style:font-style-asian="normal" style:font-weight-asian="bold" style:font-name-complex="Microsoft YaHei" style:font-family-complex="'Microsoft Ya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0230ac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6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6pt" style:font-style-asian="normal" style:font-weight-asian="bold" style:font-name-complex="Microsoft YaHei" style:font-family-complex="'Microsoft Ya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6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6pt" style:font-style-asian="normal" style:font-weight-asian="bold" style:font-name-complex="Microsoft YaHei" style:font-family-complex="'Microsoft Ya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6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6pt" style:font-style-asian="normal" style:font-weight-asian="bold" style:font-name-complex="Microsoft YaHei" style:font-family-complex="'Microsoft Ya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solid" draw:fill-color="#0230ac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6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6pt" style:font-style-asian="normal" style:font-weight-asian="bold" style:font-name-complex="Microsoft YaHei" style:font-family-complex="'Microsoft YaHei'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2pt" style:font-style-asian="normal" style:font-weight-asian="bold" style:font-name-complex="Microsoft YaHei" style:font-family-complex="'Microsoft Ya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2pt" style:font-style-asian="normal" style:font-weight-asian="bold" style:font-name-complex="Microsoft YaHei" style:font-family-complex="'Microsoft Ya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2pt" style:font-style-asian="normal" style:font-weight-asian="bold" style:font-name-complex="Microsoft YaHei" style:font-family-complex="'Microsoft Ya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2pt" style:font-style-asian="normal" style:font-weight-asian="bold" style:font-name-complex="Microsoft YaHei" style:font-family-complex="'Microsoft Ya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2pt" style:font-style-asian="normal" style:font-weight-asian="bold" style:font-name-complex="Microsoft YaHei" style:font-family-complex="'Microsoft Ya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2pt" style:font-style-asian="normal" style:font-weight-asian="bold" style:font-name-complex="Microsoft YaHei" style:font-family-complex="'Microsoft Ya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2pt" style:font-style-asian="normal" style:font-weight-asian="bold" style:font-name-complex="Microsoft YaHei" style:font-family-complex="'Microsoft Ya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4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4-notes" style:family="presentation">
      <style:graphic-properties draw:stroke="none" draw:fill="none">
        <text:list-style style:name="Title1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12pt" style:font-style-asian="normal" style:font-weight-asian="normal" style:font-name-complex="Noto Sans Devanagari" style:font-family-complex="'Noto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Title1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outline2" style:family="presentation" style:parent-style-name="Title14-outline1">
      <style:paragraph-properties fo:margin-left="2.063cm" fo:margin-right="0cm" fo:margin-top="0.176cm" fo:margin-bottom="0cm" fo:line-height="100%" fo:text-align="start" fo:text-indent="-0.793cm" style:punctuation-wrap="hanging" style:line-break="strict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font-relief="none"/>
    </style:style>
    <style:style style:name="Title14-outline3" style:family="presentation" style:parent-style-name="Title14-outline2">
      <style:paragraph-properties fo:margin-left="3.17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4-outline4" style:family="presentation" style:parent-style-name="Title14-outline3">
      <style:paragraph-properties fo:margin-left="4.44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4-outline5" style:family="presentation" style:parent-style-name="Title14-outline4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4-outline6" style:family="presentation" style:parent-style-name="Title14-outline5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4-outline7" style:family="presentation" style:parent-style-name="Title14-outline6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4-outline8" style:family="presentation" style:parent-style-name="Title14-outline7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4-outline9" style:family="presentation" style:parent-style-name="Title14-outline8">
      <style:paragraph-properties fo:margin-left="5.715cm" fo:margin-right="0cm" fo:margin-top="0.141cm" fo:margin-bottom="0cm" fo:line-height="100%" fo:text-align="start" fo:text-indent="-0.635cm" style:punctuation-wrap="hanging" style:line-break="strict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230ac" style:text-line-through-style="none" style:text-line-through-type="none" style:text-position="0% 100%" style:font-name="Calibri" fo:font-family="Calibri" style:font-family-generic="swiss" style:font-pitch="variable" fo:font-size="16pt" fo:font-style="normal" fo:text-shadow="none" style:text-underline-style="none" fo:font-weight="normal" style:font-name-asian="Microsoft YaHei" style:font-family-asian="'Microsoft YaHei'" style:font-pitch-asian="variable" style:font-size-asian="16pt" style:font-style-asian="normal" style:font-weight-asian="normal" style:font-name-complex="Microsoft YaHei" style:font-family-complex="'Microsoft YaHei'" style:font-pitch-complex="variable" style:font-size-complex="16pt" style:font-style-complex="normal" style:font-weight-complex="normal" style:font-relief="none"/>
    </style:style>
    <style:style style:name="Title14-subtitle" style:family="presentation">
      <style:graphic-properties draw:stroke="none" draw:fill="none" draw:textarea-vertical-align="middle">
        <text:list-style style:name="Title1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-0.952cm" style:punctuation-wrap="hanging" style:line-break="strict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pitch-asian="variable" style:font-size-asian="20pt" style:font-style-asian="normal" style:font-weight-asian="normal" style:font-name-complex="Microsoft YaHei" style:font-family-complex="'Microsoft Ya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4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230ac" style:text-outline="false" style:text-line-through-style="none" style:text-line-through-type="none" style:text-position="0% 100%" style:font-name="Calibri" fo:font-family="Calibri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pitch-asian="variable" style:font-size-asian="32pt" style:font-style-asian="normal" style:font-weight-asian="bold" style:font-name-complex="Microsoft YaHei" style:font-family-complex="'Microsoft YaHei'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0230a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6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5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138cm" fo:min-width="18.548cm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7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gr8" style:family="graphic" style:parent-style-name="standard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gr9" style:family="graphic" style:parent-style-name="standard">
      <style:graphic-properties draw:stroke="none" draw:fill="solid" draw:fill-color="#0230ac" draw:textarea-horizontal-align="left" draw:textarea-vertical-align="middle" draw:auto-grow-height="false" fo:min-height="1.94cm" fo:min-width="24.9cm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middle" draw:auto-grow-height="false" fo:min-height="0.767cm" fo:min-width="0.011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draw:fill="none" draw:fill-color="#ffffff" draw:textarea-horizontal-align="left" draw:textarea-vertical-align="middle" draw:auto-grow-height="false" fo:min-height="0.763cm" fo:min-width="0.012cm" fo:padding-top="0.13cm" fo:padding-bottom="0.13cm" fo:padding-left="0.25cm" fo:padding-right="0.25cm" fo:wrap-option="no-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0.763cm" fo:min-width="0.016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gr15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gr19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gr21" style:family="graphic" style:parent-style-name="standard" style:list-style-name="ML2">
      <style:graphic-properties draw:stroke="none" draw:fill="none" draw:fill-color="#ffffff" draw:textarea-horizontal-align="justify" draw:textarea-vertical-align="middle" draw:auto-grow-height="false" draw:auto-grow-width="false" fo:min-height="0.975cm" fo:min-width="0cm" fo:padding-top="0.13cm" fo:padding-bottom="0.13cm" fo:padding-left="0.25cm" fo:padding-right="0.25cm" fo:wrap-option="wrap" draw:shadow-color="#808080"/>
    </style:style>
    <style:style style:name="Mpr1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3" style:family="presentation" style:parent-style-name="Title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5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5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6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6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3" style:family="presentation" style:parent-style-name="Title7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7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5" style:family="presentation" style:parent-style-name="Title8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8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9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9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19" style:family="presentation" style:parent-style-name="Title10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10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1" style:family="presentation" style:parent-style-name="Title1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11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12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12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5" style:family="presentation" style:parent-style-name="Title13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13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14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14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31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loext:graphic-properties draw:fill="solid" draw:fill-color="#ffffff"/>
      <style:paragraph-properties fo:text-align="center"/>
    </style:style>
    <style:style style:name="MP8" style:family="paragraph">
      <loext:graphic-properties draw:fill="solid" draw:fill-color="#ffffff"/>
      <style:paragraph-properties style:writing-mode="lr-tb" style:font-independent-line-spacing="true"/>
    </style:style>
    <style:style style:name="MP9" style:family="paragraph">
      <loext:graphic-properties draw:fill="none" draw:fill-color="#ffffff"/>
      <style:paragraph-properties style:writing-mode="lr-tb" style:font-independent-line-spacing="true"/>
    </style:style>
    <style:style style:name="MP10" style:family="paragraph">
      <style:paragraph-properties fo:margin-left="0.599cm" fo:margin-right="0cm" fo:line-height="100%" fo:text-align="end" fo:text-indent="-0.564cm" style:line-break="strict" style:writing-mode="lr-tb"/>
    </style:style>
    <style:style style:name="MP11" style:family="paragraph">
      <loext:graphic-properties draw:fill="none" draw:fill-color="#ffffff"/>
      <style:paragraph-properties fo:margin-left="0.599cm" fo:margin-right="0cm" fo:line-height="100%" fo:text-align="end" fo:text-indent="-0.564cm" style:line-break="strict" style:writing-mode="lr-tb" style:font-independent-line-spacing="true"/>
    </style:style>
    <style:style style:name="MP12" style:family="paragraph">
      <loext:graphic-properties draw:fill="solid" draw:fill-color="#0230ac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style>
    <style:style style:name="MT3" style:family="text">
      <style:text-properties fo:color="#000000" style:font-name="Times New Roman" fo:font-size="12pt" fo:language="en" fo:country="US" style:font-name-asian="Tahoma" style:font-size-asian="12pt" style:language-asian="en" style:country-asian="US" style:font-name-complex="Tahoma" style:font-size-complex="12pt" style:language-complex="en" style:country-complex="US"/>
    </style:style>
    <style:style style:name="MT4" style:family="text">
      <style:text-properties fo:color="#ffffff" style:font-name="Times New Roman" fo:font-size="14pt" fo:language="ru" fo:country="RU" style:font-name-asian="Tahoma" style:font-size-asian="14pt" style:language-asian="ru" style:country-asian="RU" style:font-name-complex="Tahoma" style:font-size-complex="14pt" style:language-complex="ru" style:country-complex="RU"/>
    </style:style>
    <style:style style:name="MT5" style:family="text">
      <style:text-properties fo:color="#ffffff" style:font-name="Times New Roman" fo:font-size="14pt" fo:language="en" fo:country="US" style:font-name-asian="Tahoma" style:font-size-asian="14pt" style:language-asian="en" style:country-asian="US" style:font-name-complex="Tahoma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2cm" svg:height="2.258cm" svg:x="1.27cm" svg:y="3.435cm" presentation:class="title" presentation:placeholder="true">
        <draw:text-box/>
      </draw:frame>
      <draw:frame presentation:style-name="Default-outline1" draw:layer="backgroundobjects" svg:width="22.82cm" svg:height="10.698cm" svg:x="1.27cm" svg:y="6.279cm" presentation:class="outline" presentation:placeholder="true">
        <draw:text-box/>
      </draw:frame>
      <draw:frame draw:style-name="Mgr3" draw:text-style-name="MP6" draw:layer="backgroundobjects" svg:width="12.894cm" svg:height="0.975cm" svg:x="11.196cm" svg:y="1.22cm" presentation:class="footer">
        <draw:text-box>
          <text:list text:style-name="ML2">
            <text:list-header>
              <text:p text:style-name="MP5"><text:span text:style-name="MT2">International Students and Scholars Rock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draw:style-name="Mgr7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66cm" svg:height="9.485cm" svg:x="3.175cm" svg:y="1.904cm" presentation:class="page"/>
        <draw:frame presentation:style-name="Default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draw:style-name="Mgr8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9" draw:text-style-name="MP12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2.82cm" svg:height="2.258cm" svg:x="1.27cm" svg:y="3.435cm" presentation:class="title" presentation:placeholder="true">
        <draw:text-box/>
      </draw:frame>
      <draw:frame presentation:style-name="Title1-outline1" draw:layer="backgroundobjects" svg:width="22.82cm" svg:height="10.698cm" svg:x="1.27cm" svg:y="6.279cm" presentation:class="outline" presentation:placeholder="true">
        <draw:text-box/>
      </draw:frame>
      <draw:custom-shape draw:style-name="Mgr10" draw:text-style-name="MP9" draw:layer="backgroundobjects" svg:width="0.511cm" svg:height="1.027cm" svg:x="-2.403cm" svg:y="15.311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0.085cm" svg:height="2.2cm" svg:x="0cm" svg:y="0cm">
        <draw:image xlink:href="Pictures/10000201000005DC000001474B25FF9F3A190198.png" xlink:type="simple" xlink:show="embed" xlink:actuate="onLoad">
          <text:p/>
        </draw:image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-title" draw:layer="backgroundobjects" svg:width="12.66cm" svg:height="9.485cm" svg:x="3.175cm" svg:y="1.904cm" presentation:class="page"/>
        <draw:frame presentation:style-name="Title1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2">
      <draw:custom-shape draw:style-name="Mgr12" draw:text-style-name="MP9" draw:layer="backgroundobjects" svg:width="0.512cm" svg:height="1.023cm" svg:x="14.164cm" svg:y="1.817cm">
        <text:p/>
        <draw:enhanced-geometry svg:viewBox="0 0 21600 21600" draw:type="mso-spt202" draw:enhanced-path="M 0 0 L 21600 0 21600 21600 0 21600 0 0 Z N"/>
      </draw:custom-shape>
      <draw:custom-shape draw:style-name="Mgr13" draw:text-style-name="MP9" draw:layer="backgroundobjects" svg:width="0.516cm" svg:height="1.023cm" svg:x="16.417cm" svg:y="1.583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3.308cm" svg:height="5.521cm" svg:x="6.046cm" svg:y="5.239cm">
        <draw:image xlink:href="Pictures/10000201000004B0000001F2DBD6113CA275F388.png" xlink:type="simple" xlink:show="embed" xlink:actuate="onLoad">
          <text:p/>
        </draw:image>
      </draw:frame>
      <draw:frame presentation:style-name="Title2-title" draw:layer="backgroundobjects" svg:width="22.82cm" svg:height="2.258cm" svg:x="1.27cm" svg:y="3.435cm" presentation:class="title" presentation:placeholder="true">
        <draw:text-box/>
      </draw:frame>
      <draw:frame presentation:style-name="Title2-outline1" draw:layer="backgroundobjects" svg:width="22.82cm" svg:height="10.698cm" svg:x="1.27cm" svg:y="6.279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2-title" draw:layer="backgroundobjects" svg:width="12.66cm" svg:height="9.485cm" svg:x="3.175cm" svg:y="1.904cm" presentation:class="page"/>
        <draw:frame presentation:style-name="Title2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4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2">
      <draw:custom-shape draw:style-name="Mgr12" draw:text-style-name="MP9" draw:layer="backgroundobjects" svg:width="0.512cm" svg:height="1.023cm" svg:x="14.164cm" svg:y="1.817cm">
        <text:p/>
        <draw:enhanced-geometry svg:viewBox="0 0 21600 21600" draw:type="mso-spt202" draw:enhanced-path="M 0 0 L 21600 0 21600 21600 0 21600 0 0 Z N"/>
      </draw:custom-shape>
      <draw:custom-shape draw:style-name="Mgr13" draw:text-style-name="MP9" draw:layer="backgroundobjects" svg:width="0.516cm" svg:height="1.023cm" svg:x="16.417cm" svg:y="1.583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1.36cm" svg:height="4.714cm" svg:x="7.02cm" svg:y="3.55cm">
        <draw:image xlink:href="Pictures/10000201000004B0000001F2DBD6113CA275F388.png" xlink:type="simple" xlink:show="embed" xlink:actuate="onLoad">
          <text:p/>
        </draw:image>
      </draw:frame>
      <draw:frame presentation:style-name="Title3-title" draw:layer="backgroundobjects" svg:width="22.82cm" svg:height="2.258cm" svg:x="1.27cm" svg:y="3.435cm" presentation:class="title" presentation:placeholder="true">
        <draw:text-box/>
      </draw:frame>
      <draw:frame presentation:style-name="Title3-outline1" draw:layer="backgroundobjects" svg:width="22.82cm" svg:height="10.698cm" svg:x="1.27cm" svg:y="6.279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3-title" draw:layer="backgroundobjects" svg:width="12.66cm" svg:height="9.485cm" svg:x="3.175cm" svg:y="1.904cm" presentation:class="page"/>
        <draw:frame presentation:style-name="Title3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6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frame draw:style-name="Mgr11" draw:text-style-name="MP13" draw:layer="backgroundobjects" svg:width="10.001cm" svg:height="2.182cm" svg:x="0cm" svg:y="0.018cm">
        <draw:image xlink:href="Pictures/10000201000005DC00000147BCD6574590358868.png" xlink:type="simple" xlink:show="embed" xlink:actuate="onLoad">
          <text:p/>
        </draw:image>
      </draw:frame>
      <draw:frame presentation:style-name="Title4-title" draw:layer="backgroundobjects" svg:width="22.82cm" svg:height="2.258cm" svg:x="1.27cm" svg:y="3.435cm" presentation:class="title" presentation:placeholder="true">
        <draw:text-box/>
      </draw:frame>
      <draw:frame presentation:style-name="Title4-outline1" draw:layer="backgroundobjects" svg:width="22.82cm" svg:height="10.698cm" svg:x="1.27cm" svg:y="6.279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4-title" draw:layer="backgroundobjects" svg:width="12.66cm" svg:height="9.485cm" svg:x="3.175cm" svg:y="1.904cm" presentation:class="page"/>
        <draw:frame presentation:style-name="Title4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8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frame presentation:style-name="Title5-title" draw:layer="backgroundobjects" svg:width="22.82cm" svg:height="2.258cm" svg:x="1.27cm" svg:y="3.435cm" presentation:class="title" presentation:placeholder="true">
        <draw:text-box/>
      </draw:frame>
      <draw:frame presentation:style-name="Title5-outline1" draw:layer="backgroundobjects" svg:width="22.82cm" svg:height="10.698cm" svg:x="1.27cm" svg:y="6.279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5-title" draw:layer="backgroundobjects" svg:width="12.66cm" svg:height="9.485cm" svg:x="3.175cm" svg:y="1.904cm" presentation:class="page"/>
        <draw:frame presentation:style-name="Title5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0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2">
      <draw:frame draw:style-name="Mgr11" draw:text-style-name="MP13" draw:layer="backgroundobjects" svg:width="8.255cm" svg:height="3.426cm" svg:x="8.573cm" svg:y="2.121cm">
        <draw:image xlink:href="Pictures/10000201000004B0000001F2DBD6113CA275F388.png" xlink:type="simple" xlink:show="embed" xlink:actuate="onLoad">
          <text:p/>
        </draw:image>
      </draw:frame>
      <draw:frame presentation:style-name="Title6-title" draw:layer="backgroundobjects" svg:width="22.82cm" svg:height="2.258cm" svg:x="1.27cm" svg:y="3.435cm" presentation:class="title" presentation:placeholder="true">
        <draw:text-box/>
      </draw:frame>
      <draw:frame presentation:style-name="Title6-outline1" draw:layer="backgroundobjects" svg:width="22.82cm" svg:height="10.698cm" svg:x="1.27cm" svg:y="6.279cm" presentation:class="outline" presentation:placeholder="true">
        <draw:text-box/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6-title" draw:layer="backgroundobjects" svg:width="12.66cm" svg:height="9.485cm" svg:x="3.175cm" svg:y="1.904cm" presentation:class="page"/>
        <draw:frame presentation:style-name="Title6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2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style-name="Mgr9" draw:text-style-name="MP12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0.511cm" svg:height="1.027cm" svg:x="-2.403cm" svg:y="15.311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0.085cm" svg:height="2.2cm" svg:x="0cm" svg:y="0cm">
        <draw:image xlink:href="Pictures/10000201000005DC000001474B25FF9F3A190198.png" xlink:type="simple" xlink:show="embed" xlink:actuate="onLoad">
          <text:p/>
        </draw:image>
      </draw:frame>
      <draw:frame draw:style-name="Mgr11" draw:text-style-name="MP13" draw:layer="backgroundobjects" svg:width="6.703cm" svg:height="5.001cm" svg:x="18.75cm" svg:y="14.102cm">
        <draw:image xlink:href="Pictures/10000201000003E8000002EA931B00FD4993AE01.png" xlink:type="simple" xlink:show="embed" xlink:actuate="onLoad">
          <text:p/>
        </draw:image>
      </draw:frame>
      <draw:frame presentation:style-name="Title7-title" draw:layer="backgroundobjects" svg:width="22.82cm" svg:height="2.258cm" svg:x="1.27cm" svg:y="3.435cm" presentation:class="title" presentation:placeholder="true">
        <draw:text-box/>
      </draw:frame>
      <draw:frame presentation:style-name="Title7-outline1" draw:layer="backgroundobjects" svg:width="22.82cm" svg:height="10.698cm" svg:x="1.27cm" svg:y="6.279cm" presentation:class="outline" presentation:placeholder="true">
        <draw:text-box/>
      </draw:frame>
      <draw:frame draw:style-name="Mgr14" draw:text-style-name="MP6" draw:layer="backgroundobjects" svg:width="12.894cm" svg:height="0.974cm" svg:x="11.196cm" svg:y="0.688cm" presentation:class="footer">
        <draw:text-box>
          <text:list text:style-name="ML2">
            <text:list-header>
              <text:p text:style-name="MP5"><text:span text:style-name="MT4">Колонтитул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7-title" draw:layer="backgroundobjects" svg:width="12.66cm" svg:height="9.485cm" svg:x="3.175cm" svg:y="1.904cm" presentation:class="page"/>
        <draw:frame presentation:style-name="Title7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4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9" draw:text-style-name="MP12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0.511cm" svg:height="1.027cm" svg:x="-2.403cm" svg:y="15.311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0.085cm" svg:height="2.2cm" svg:x="0cm" svg:y="0cm">
        <draw:image xlink:href="Pictures/10000201000005DC000001474B25FF9F3A190198.png" xlink:type="simple" xlink:show="embed" xlink:actuate="onLoad">
          <text:p/>
        </draw:image>
      </draw:frame>
      <draw:frame presentation:style-name="Title8-title" draw:layer="backgroundobjects" svg:width="22.82cm" svg:height="2.258cm" svg:x="1.27cm" svg:y="3.435cm" presentation:class="title" presentation:placeholder="true">
        <draw:text-box/>
      </draw:frame>
      <draw:frame presentation:style-name="Title8-outline1" draw:layer="backgroundobjects" svg:width="22.82cm" svg:height="10.698cm" svg:x="1.27cm" svg:y="6.279cm" presentation:class="outline" presentation:placeholder="true">
        <draw:text-box/>
      </draw:frame>
      <draw:frame draw:style-name="Mgr15" draw:text-style-name="MP6" draw:layer="backgroundobjects" svg:width="12.894cm" svg:height="0.974cm" svg:x="11.196cm" svg:y="0.688cm" presentation:class="footer">
        <draw:text-box>
          <text:list text:style-name="ML2">
            <text:list-header>
              <text:p text:style-name="MP5"><text:span text:style-name="MT4">Колонтитул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8-title" draw:layer="backgroundobjects" svg:width="12.66cm" svg:height="9.485cm" svg:x="3.175cm" svg:y="1.904cm" presentation:class="page"/>
        <draw:frame presentation:style-name="Title8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6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style-name="Mgr9" draw:text-style-name="MP12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0.511cm" svg:height="1.027cm" svg:x="-2.403cm" svg:y="15.311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0.085cm" svg:height="2.2cm" svg:x="0cm" svg:y="0cm">
        <draw:image xlink:href="Pictures/10000201000005DC000001474B25FF9F3A190198.png" xlink:type="simple" xlink:show="embed" xlink:actuate="onLoad">
          <text:p/>
        </draw:image>
      </draw:frame>
      <draw:frame presentation:style-name="Title9-title" draw:layer="backgroundobjects" svg:width="22.82cm" svg:height="2.258cm" svg:x="1.27cm" svg:y="3.435cm" presentation:class="title" presentation:placeholder="true">
        <draw:text-box/>
      </draw:frame>
      <draw:frame presentation:style-name="Title9-outline1" draw:layer="backgroundobjects" svg:width="22.82cm" svg:height="10.698cm" svg:x="1.27cm" svg:y="6.279cm" presentation:class="outline" presentation:placeholder="true">
        <draw:text-box/>
      </draw:frame>
      <draw:frame draw:style-name="Mgr16" draw:text-style-name="MP6" draw:layer="backgroundobjects" svg:width="12.894cm" svg:height="0.974cm" svg:x="11.196cm" svg:y="0.688cm" presentation:class="footer">
        <draw:text-box>
          <text:list text:style-name="ML2">
            <text:list-header>
              <text:p text:style-name="MP5"><text:span text:style-name="MT5">International Students and Scholars Rock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7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9-title" draw:layer="backgroundobjects" svg:width="12.66cm" svg:height="9.485cm" svg:x="3.175cm" svg:y="1.904cm" presentation:class="page"/>
        <draw:frame presentation:style-name="Title9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18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style-name="Mgr9" draw:text-style-name="MP12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0.511cm" svg:height="1.027cm" svg:x="-2.403cm" svg:y="15.311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0.085cm" svg:height="2.2cm" svg:x="0cm" svg:y="0cm">
        <draw:image xlink:href="Pictures/10000201000005DC000001474B25FF9F3A190198.png" xlink:type="simple" xlink:show="embed" xlink:actuate="onLoad">
          <text:p/>
        </draw:image>
      </draw:frame>
      <draw:frame presentation:style-name="Title10-title" draw:layer="backgroundobjects" svg:width="22.82cm" svg:height="2.258cm" svg:x="1.27cm" svg:y="3.435cm" presentation:class="title" presentation:placeholder="true">
        <draw:text-box/>
      </draw:frame>
      <draw:frame presentation:style-name="Title10-outline1" draw:layer="backgroundobjects" svg:width="22.82cm" svg:height="10.698cm" svg:x="1.27cm" svg:y="6.279cm" presentation:class="outline" presentation:placeholder="true">
        <draw:text-box/>
      </draw:frame>
      <draw:frame draw:style-name="Mgr17" draw:text-style-name="MP6" draw:layer="backgroundobjects" svg:width="12.894cm" svg:height="0.974cm" svg:x="11.196cm" svg:y="0.688cm" presentation:class="footer">
        <draw:text-box>
          <text:list text:style-name="ML2">
            <text:list-header>
              <text:p text:style-name="MP5"><text:span text:style-name="MT5">International Students and Scholars Rock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0-title" draw:layer="backgroundobjects" svg:width="12.66cm" svg:height="9.485cm" svg:x="3.175cm" svg:y="1.904cm" presentation:class="page"/>
        <draw:frame presentation:style-name="Title10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0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custom-shape draw:style-name="Mgr9" draw:text-style-name="MP12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0.511cm" svg:height="1.027cm" svg:x="-2.403cm" svg:y="15.311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0.085cm" svg:height="2.2cm" svg:x="0cm" svg:y="0cm">
        <draw:image xlink:href="Pictures/10000201000005DC000001474B25FF9F3A190198.png" xlink:type="simple" xlink:show="embed" xlink:actuate="onLoad">
          <text:p/>
        </draw:image>
      </draw:frame>
      <draw:frame presentation:style-name="Title11-title" draw:layer="backgroundobjects" svg:width="22.82cm" svg:height="2.258cm" svg:x="1.27cm" svg:y="3.435cm" presentation:class="title" presentation:placeholder="true">
        <draw:text-box/>
      </draw:frame>
      <draw:frame presentation:style-name="Title11-outline1" draw:layer="backgroundobjects" svg:width="22.82cm" svg:height="10.698cm" svg:x="1.27cm" svg:y="6.279cm" presentation:class="outline" presentation:placeholder="true">
        <draw:text-box/>
      </draw:frame>
      <draw:frame draw:style-name="Mgr18" draw:text-style-name="MP6" draw:layer="backgroundobjects" svg:width="12.894cm" svg:height="0.974cm" svg:x="11.196cm" svg:y="0.688cm" presentation:class="footer">
        <draw:text-box>
          <text:list text:style-name="ML2">
            <text:list-header>
              <text:p text:style-name="MP5"><text:span text:style-name="MT4">Колонтитул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1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1-title" draw:layer="backgroundobjects" svg:width="12.66cm" svg:height="9.485cm" svg:x="3.175cm" svg:y="1.904cm" presentation:class="page"/>
        <draw:frame presentation:style-name="Title11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2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custom-shape draw:style-name="Mgr9" draw:text-style-name="MP12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0.511cm" svg:height="1.027cm" svg:x="-2.403cm" svg:y="15.311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0.085cm" svg:height="2.2cm" svg:x="0cm" svg:y="0cm">
        <draw:image xlink:href="Pictures/10000201000005DC000001474B25FF9F3A190198.png" xlink:type="simple" xlink:show="embed" xlink:actuate="onLoad">
          <text:p/>
        </draw:image>
      </draw:frame>
      <draw:frame presentation:style-name="Title12-title" draw:layer="backgroundobjects" svg:width="22.82cm" svg:height="2.258cm" svg:x="1.27cm" svg:y="3.435cm" presentation:class="title" presentation:placeholder="true">
        <draw:text-box/>
      </draw:frame>
      <draw:frame presentation:style-name="Title12-outline1" draw:layer="backgroundobjects" svg:width="22.82cm" svg:height="10.698cm" svg:x="1.27cm" svg:y="6.279cm" presentation:class="outline" presentation:placeholder="true">
        <draw:text-box/>
      </draw:frame>
      <draw:frame draw:style-name="Mgr19" draw:text-style-name="MP6" draw:layer="backgroundobjects" svg:width="12.894cm" svg:height="0.974cm" svg:x="11.196cm" svg:y="0.688cm" presentation:class="footer">
        <draw:text-box>
          <text:list text:style-name="ML2">
            <text:list-header>
              <text:p text:style-name="MP5"><text:span text:style-name="MT4">Колонтитул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3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2-title" draw:layer="backgroundobjects" svg:width="12.66cm" svg:height="9.485cm" svg:x="3.175cm" svg:y="1.904cm" presentation:class="page"/>
        <draw:frame presentation:style-name="Title12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4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custom-shape draw:style-name="Mgr9" draw:text-style-name="MP12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0.511cm" svg:height="1.027cm" svg:x="-2.403cm" svg:y="15.311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0.085cm" svg:height="2.2cm" svg:x="0cm" svg:y="0cm">
        <draw:image xlink:href="Pictures/10000201000005DC000001474B25FF9F3A190198.png" xlink:type="simple" xlink:show="embed" xlink:actuate="onLoad">
          <text:p/>
        </draw:image>
      </draw:frame>
      <draw:frame presentation:style-name="Title13-title" draw:layer="backgroundobjects" svg:width="22.82cm" svg:height="2.258cm" svg:x="1.27cm" svg:y="3.435cm" presentation:class="title" presentation:placeholder="true">
        <draw:text-box/>
      </draw:frame>
      <draw:frame presentation:style-name="Title13-outline1" draw:layer="backgroundobjects" svg:width="22.82cm" svg:height="10.698cm" svg:x="1.27cm" svg:y="6.279cm" presentation:class="outline" presentation:placeholder="true">
        <draw:text-box/>
      </draw:frame>
      <draw:frame draw:style-name="Mgr20" draw:text-style-name="MP6" draw:layer="backgroundobjects" svg:width="12.894cm" svg:height="0.974cm" svg:x="11.196cm" svg:y="0.688cm" presentation:class="footer">
        <draw:text-box>
          <text:list text:style-name="ML2">
            <text:list-header>
              <text:p text:style-name="MP5"><text:span text:style-name="MT4">Колонтитул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5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3-title" draw:layer="backgroundobjects" svg:width="12.66cm" svg:height="9.485cm" svg:x="3.175cm" svg:y="1.904cm" presentation:class="page"/>
        <draw:frame presentation:style-name="Title13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6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4" style:page-layout-name="PM1" draw:style-name="Mdp1">
      <draw:custom-shape draw:style-name="Mgr9" draw:text-style-name="MP12" draw:layer="backgroundobjects" svg:width="25.4cm" svg:height="2.2cm" svg:x="0cm" svg:y="0cm">
        <text:p/>
        <draw:enhanced-geometry svg:viewBox="0 0 21600 21600" draw:type="rectangle" draw:enhanced-path="M 0 0 L 21600 0 21600 21600 0 21600 0 0 Z N"/>
      </draw:custom-shape>
      <draw:custom-shape draw:style-name="Mgr10" draw:text-style-name="MP9" draw:layer="backgroundobjects" svg:width="0.511cm" svg:height="1.027cm" svg:x="-2.403cm" svg:y="15.311cm">
        <text:p/>
        <draw:enhanced-geometry svg:viewBox="0 0 21600 21600" draw:type="mso-spt202" draw:enhanced-path="M 0 0 L 21600 0 21600 21600 0 21600 0 0 Z N"/>
      </draw:custom-shape>
      <draw:frame draw:style-name="Mgr11" draw:text-style-name="MP13" draw:layer="backgroundobjects" svg:width="10.085cm" svg:height="2.2cm" svg:x="0cm" svg:y="0cm">
        <draw:image xlink:href="Pictures/10000201000005DC000001474B25FF9F3A190198.png" xlink:type="simple" xlink:show="embed" xlink:actuate="onLoad">
          <text:p/>
        </draw:image>
      </draw:frame>
      <draw:frame presentation:style-name="Title14-title" draw:layer="backgroundobjects" svg:width="22.82cm" svg:height="2.258cm" svg:x="1.27cm" svg:y="3.435cm" presentation:class="title" presentation:placeholder="true">
        <draw:text-box/>
      </draw:frame>
      <draw:frame presentation:style-name="Title14-outline1" draw:layer="backgroundobjects" svg:width="22.82cm" svg:height="10.698cm" svg:x="1.27cm" svg:y="6.279cm" presentation:class="outline" presentation:placeholder="true">
        <draw:text-box/>
      </draw:frame>
      <draw:frame draw:style-name="Mgr21" draw:text-style-name="MP6" draw:layer="backgroundobjects" svg:width="12.894cm" svg:height="0.974cm" svg:x="11.196cm" svg:y="0.688cm" presentation:class="footer">
        <draw:text-box>
          <text:list text:style-name="ML2">
            <text:list-header>
              <text:p text:style-name="MP5"><text:span text:style-name="MT5">International Students and Scholars Rock</text:span></text:p>
            </text:list-header>
          </text:list>
        </draw:text-box>
      </draw:frame>
      <presentation:notes style:page-layout-name="PM0">
        <draw:rect draw:style-name="Mgr4" draw:text-style-name="MP7" draw:layer="backgroundobjects" svg:width="19.05cm" svg:height="25.4cm" svg:x="0cm" svg:y="0cm">
          <text:p/>
        </draw:rect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5" draw:text-style-name="MP8" draw:layer="backgroundobjects" svg:width="19.05cm" svg:height="25.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9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frame presentation:style-name="Mpr27" draw:text-style-name="MP11" draw:layer="backgroundobjects" svg:width="8.215cm" svg:height="1.23cm" svg:x="10.79cm" svg:y="0cm" presentation:class="date-time">
          <draw:text-box>
            <text:list text:style-name="ML3">
              <text:list-header>
                <text:p text:style-name="MP10"><text:span text:style-name="MT3"><presentation:date-time/></text:span></text:p>
              </text:list-header>
            </text:list>
          </draw:text-box>
        </draw:frame>
        <draw:page-thumbnail presentation:style-name="Title14-title" draw:layer="backgroundobjects" svg:width="12.66cm" svg:height="9.485cm" svg:x="3.175cm" svg:y="1.904cm" presentation:class="page"/>
        <draw:frame presentation:style-name="Title14-notes" draw:layer="backgroundobjects" svg:width="15.2cm" svg:height="11.39cm" svg:x="1.905cm" svg:y="12.065cm" presentation:class="notes" presentation:placeholder="true">
          <draw:text-box/>
        </draw:frame>
        <draw:custom-shape draw:style-name="Mgr6" draw:text-style-name="MP9" draw:layer="backgroundobjects" svg:width="8.255cm" svg:height="1.27cm" svg:x="0cm" svg:y="24.126cm">
          <text:p/>
          <draw:enhanced-geometry svg:viewBox="0 0 21600 21600" draw:type="mso-spt202" draw:enhanced-path="M 0 0 L 21600 0 21600 21600 0 21600 0 0 Z N"/>
        </draw:custom-shape>
        <draw:frame presentation:style-name="Mpr28" draw:text-style-name="MP11" draw:layer="backgroundobjects" svg:width="8.215cm" svg:height="1.23cm" svg:x="10.79cm" svg:y="24.126cm" presentation:class="page-number">
          <draw:text-box>
            <text:list text:style-name="ML3">
              <text:list-header>
                <text:p text:style-name="MP10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Al</meta:initial-creator>
    <meta:creation-date>2014-06-27T15:30:22</meta:creation-date>
    <dc:date>2018-04-17T00:34:54.186116048</dc:date>
    <meta:editing-cycles>78</meta:editing-cycles>
    <meta:editing-duration>P3DT8H7M40S</meta:editing-duration>
    <meta:generator>LibreOffice/6.0.3.2$Linux_X86_64 LibreOffice_project/00m0$Build-2</meta:generator>
    <meta:document-statistic meta:object-count="353"/>
  </office:meta>
</office:document-meta>
</file>